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Nagłówek1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eTekst1" style:list-style-name="L1"/>
    <style:style style:name="P3" style:family="paragraph" style:parent-style-name="eTekst1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<text:line-break/>Spis narzędzi</text:p>
      <text:list xml:id="list537827107" text:style-name="L1">
        <text:list-item>
          <text:p text:style-name="P2"><text:span text:style-name="T1"/></text:p>
        </text:list-item>
        <text:list-item>
          <text:p text:style-name="P3">System zarządzania wersjami interpretera języka <text:span text:style-name="T1">Ruby – RVM 1.6.31</text:span></text:p>
        </text:list-item>
        <text:list-item>
          <text:p text:style-name="P2">System zarządzania dodatkami języka <text:span text:style-name="T1">Ruby – RubyGems 1.8.6</text:span></text:p>
        </text:list-item>
        <text:list-item>
          <text:p text:style-name="P3">Platforma do tworzenia aplikacji sieciowych – <text:span text:style-name="T1">Ruby on Rails 3.1</text:span></text:p>
        </text:list-item>
        <text:list-item>
          <text:p text:style-name="P3">System zarządzania dodatkami projektów <text:span text:style-name="T1">Ruby – Bundler 1.0.21</text:span></text:p>
        </text:list-item>
        <text:list-item>
          <text:p text:style-name="P3">Platforma testów behawioralnych – <text:span text:style-name="T1">RSpec 2.7.0</text:span></text:p>
        </text:list-item>
        <text:list-item>
          <text:p text:style-name="P3">Generator testów behawioralnych – <text:span text:style-name="T1">Cucumber 1.1.1</text:span></text:p>
        </text:list-item>
        <text:list-item>
          <text:p text:style-name="P3">Biblioteka skryptów <text:span text:style-name="T1">Javascript</text:span> – <text:span text:style-name="T1">jQuery 1.3.2</text:span></text:p>
        </text:list-item>
        <text:list-item>
          <text:p text:style-name="P3">System wersjonowania oprogramowania – <text:span text:style-name="T1">G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eTekst1" style:family="paragraph" style:parent-style-name="Standard" style:class="text" style:master-page-name="">
      <style:paragraph-properties fo:margin-left="0cm" fo:margin-right="0cm" fo:margin-top="0cm" fo:margin-bottom="0cm" fo:text-align="justify" style:justify-single-word="false" fo:text-indent="1.199cm" style:auto-text-indent="false" style:page-number="auto"/>
      <style:text-properties style:font-name="Times New Roman1" fo:font-size="11pt" style:font-size-asian="10.5pt"/>
    </style:style>
    <style:style style:name="eNagłówek1" style:family="paragraph" style:parent-style-name="Header" style:class="text" style:master-page-name="">
      <style:paragraph-properties fo:text-align="center" style:justify-single-word="false" style:page-number="auto"/>
      <style:text-properties fo:font-size="14pt" fo:font-weight="bold"/>
    </style:style>
    <style:style style:name="eTekst2" style:family="paragraph" style:parent-style-name="eTekst1" style:master-page-name="">
      <style:paragraph-properties fo:margin-left="0cm" fo:margin-right="0cm" fo:margin-top="0cm" fo:margin-bottom="0cm" fo:text-align="end" style:justify-single-word="false" fo:text-indent="0cm" style:auto-text-indent="false" style:page-number="auto"/>
      <style:text-properties fo:font-size="9pt" style:font-size-asian="10.5pt"/>
    </style:style>
    <style:style style:name="Footnote" style:family="paragraph" style:parent-style-name="Standard" style:auto-update="true" style:class="extra">
      <style:paragraph-properties fo:margin-left="0.499cm" fo:margin-right="0cm" fo:text-indent="-0.499cm" style:auto-text-indent="false" text:number-lines="false" text:line-number="0"/>
      <style:text-properties fo:font-size="9pt" style:font-size-asian="10pt" style:font-size-complex="10pt"/>
    </style:style>
    <style:style style:name="eLista1" style:family="paragraph" style:parent-style-name="eTekst1" style:class="list" style:master-page-name="">
      <style:paragraph-properties fo:margin-top="0cm" fo:margin-bottom="0cm" style:page-numb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Żuchowski</meta:initial-creator>
    <meta:creation-date>2011-03-14T20:23:32</meta:creation-date>
    <dc:date>2011-11-14T00:52:26</dc:date>
    <dc:creator>Jakub Żuchowski</dc:creator>
    <meta:editing-duration>P6DT20H4M47S</meta:editing-duration>
    <meta:editing-cycles>29</meta:editing-cycles>
    <meta:generator>LibreOffice/3.3$Linux LibreOffice_project/330m19$Build-401</meta:generator>
    <meta:document-statistic meta:table-count="0" meta:image-count="0" meta:object-count="0" meta:page-count="1" meta:paragraph-count="9" meta:word-count="69" meta:character-count="458"/>
  </office:meta>
</office:document-meta>
</file>